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FC00000238A3A7CA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marker-start="Circle" draw:marker-start-width="0.2cm" draw:textarea-horizontal-align="center" draw:textarea-vertical-align="middle"/>
    </style:style>
    <style:style style:name="gr3" style:family="graphic" style:parent-style-name="objectwithoutfill">
      <style:graphic-properties draw:marker-end="Dimension_20_Lines" draw:marker-end-width="0.15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5cm" fo:min-width="1.8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cm" fo:min-width="1.8cm" fo:padding-top="0cm" fo:padding-bottom="0cm" fo:padding-left="0cm" fo:padding-right="0cm"/>
    </style:style>
    <style:style style:name="gr6" style:family="graphic" style:parent-style-name="objectwithoutfill">
      <style:graphic-properties draw:marker-start="Circle" draw:marker-start-width="0.2cm" draw:marker-end="Dimension_20_Lines" draw:marker-end-width="0.15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cm" fo:min-width="1.8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Trebuchet MS'" style:font-family-generic="swiss" style:font-pitch="variable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3.707cm" svg:x="0cm" svg:y="2.1cm">
          <draw:image xlink:href="Pictures/10000000000005FC00000238A3A7CAAF.png" xlink:type="simple" xlink:show="embed" xlink:actuate="onLoad">
            <text:p/>
          </draw:image>
        </draw:frame>
        <draw:line draw:style-name="gr2" draw:text-style-name="P1" draw:layer="layout" svg:x1="2.3cm" svg:y1="3cm" svg:x2="2.3cm" svg:y2="2.4cm">
          <text:p/>
        </draw:line>
        <draw:line draw:style-name="gr2" draw:text-style-name="P1" draw:layer="layout" svg:x1="3.8cm" svg:y1="3cm" svg:x2="3.8cm" svg:y2="2.4cm">
          <text:p/>
        </draw:line>
        <draw:line draw:style-name="gr2" draw:text-style-name="P1" draw:layer="layout" svg:x1="4.7cm" svg:y1="3cm" svg:x2="4.7cm" svg:y2="2.4cm">
          <text:p/>
        </draw:line>
        <draw:polyline draw:style-name="gr3" draw:text-style-name="P2" draw:layer="layout" svg:width="1.599cm" svg:height="7.699cm" draw:transform="rotate (1.5707963267946) translate (2.3cm 2.4cm)" svg:viewBox="0 0 1600 7700" draw:points="0,4600 1600,4600 1600,12300">
          <text:p/>
        </draw:polyline>
        <draw:polyline draw:style-name="gr3" draw:text-style-name="P1" draw:layer="layout" svg:width="0.999cm" svg:height="6.199cm" draw:transform="rotate (1.5707963267946) translate (3.8cm 2.4cm)" svg:viewBox="0 0 1000 6200" draw:points="0,7600 1000,7600 1000,13800">
          <text:p/>
        </draw:polyline>
        <draw:polyline draw:style-name="gr3" draw:text-style-name="P1" draw:layer="layout" svg:width="0.399cm" svg:height="5.299cm" draw:transform="rotate (1.5707963267946) translate (4.7cm 2.4cm)" svg:viewBox="0 0 400 5300" draw:points="0,9400 400,9400 400,14700">
          <text:p/>
        </draw:polyline>
        <draw:frame draw:style-name="gr4" draw:text-style-name="P4" draw:layer="layout" svg:width="3.8cm" svg:height="0.5cm" svg:x="6.1cm" svg:y="0.3cm">
          <draw:text-box>
            <text:p text:style-name="P3"><text:span text:style-name="T1">projektor IR</text:span></text:p>
          </draw:text-box>
        </draw:frame>
        <draw:frame draw:style-name="gr4" draw:text-style-name="P4" draw:layer="layout" svg:width="4cm" svg:height="0.5cm" svg:x="5.9cm" svg:y="0.9cm">
          <draw:text-box>
            <text:p text:style-name="P3"><text:span text:style-name="T1">kamera RGB</text:span></text:p>
          </draw:text-box>
        </draw:frame>
        <draw:frame draw:style-name="gr4" draw:text-style-name="P4" draw:layer="layout" svg:width="3.2cm" svg:height="0.5cm" svg:x="6.7cm" svg:y="1.5cm">
          <draw:text-box>
            <text:p text:style-name="P3"><text:span text:style-name="T1">kamera IR</text:span></text:p>
          </draw:text-box>
        </draw:frame>
        <draw:line draw:style-name="gr2" draw:text-style-name="P1" draw:layer="layout" svg:x1="5.4cm" svg:y1="4.8cm" svg:x2="5.4cm" svg:y2="5.5cm">
          <text:p/>
        </draw:line>
        <draw:polyline draw:style-name="gr3" draw:text-style-name="P2" draw:layer="layout" svg:width="0.099cm" svg:height="4.599cm" draw:transform="rotate (1.5707963267946) translate (5.4cm 5.6000000000041cm)" svg:viewBox="0 0 100 4600" draw:points="100,10800 0,10800 0,15400">
          <text:p/>
        </draw:polyline>
        <draw:frame draw:style-name="gr5" draw:text-style-name="P4" draw:layer="layout" svg:width="3.2cm" svg:height="1cm" svg:x="6.7cm" svg:y="4.6cm">
          <draw:text-box>
            <text:p text:style-name="P3"><text:span text:style-name="T1">ruchoma</text:span></text:p>
            <text:p text:style-name="P3"><text:span text:style-name="T1">podstawa</text:span></text:p>
          </draw:text-box>
        </draw:frame>
        <draw:polyline draw:style-name="gr6" draw:text-style-name="P2" draw:layer="layout" svg:width="1.699cm" svg:height="2.699cm" draw:transform="rotate (-1.57079632679579) translate (2.9cm 3.9cm)" svg:viewBox="0 0 1700 2700" draw:points="0,-5800 1700,-5800 1700,-3100">
          <text:p/>
        </draw:polyline>
        <draw:frame draw:style-name="gr7" draw:text-style-name="P6" draw:layer="layout" svg:width="3.2cm" svg:height="0.9cm" svg:x="0.3cm" svg:y="4.7cm">
          <draw:text-box>
            <text:p text:style-name="P5"><text:span text:style-name="T1">matryca</text:span></text:p>
            <text:p text:style-name="P5"><text:span text:style-name="T1">mikrofonó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2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1-25T18:11:53</meta:creation-date>
    <dc:date>2011-01-25T19:06:51</dc:date>
    <dc:creator>Maciej Stefanczyk</dc:creator>
    <meta:editing-duration>PT00H24M06S</meta:editing-duration>
    <meta:editing-cycles>1</meta:editing-cycles>
    <meta:document-statistic meta:object-count="15"/>
    <meta:generator>OpenOffice.org/3.2$Unix OpenOffice.org_project/320m12$Build-9483</meta:generator>
  </office:meta>
</office:document-meta>
</file>